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1_2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, FF 3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J. J. Lyons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5632</text:p>
      <text:p text:style-name="P5">Date (derived from Gregorian calendar)<text:tab/>2 April 1872</text:p>
      <text:p text:style-name="P5">Month<text:tab/><text:tab/><text:tab/><text:tab/><text:tab/><text:tab/>April</text:p>
      <text:p text:style-name="P5">Year<text:tab/><text:tab/><text:tab/><text:tab/><text:tab/><text:tab/>1872</text:p>
      <text:p text:style-name="P5">Hebrew Date<text:tab/><text:tab/><text:tab/><text:tab/><text:tab/></text:p>
      <text:p text:style-name="P5">Undated</text:p>
      <text:p text:style-name="P5">City<text:tab/><text:tab/><text:tab/><text:tab/><text:tab/><text:tab/>New York</text:p>
      <text:p text:style-name="P5">State<text:tab/><text:tab/><text:tab/><text:tab/><text:tab/><text:tab/>New York<text:tab/><text:tab/><text:tab/><text:tab/>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3"><text:span text:style-name="T1">New York April 2d 5632/</text:span></text:p>
      <text:p text:style-name="P2"><text:span text:style-name="T1">Rev S Morais/</text:span></text:p>
      <text:p text:style-name="P2"><text:span text:style-name="T1"><text:tab/>My Dear Friend/</text:span></text:p>
      <text:p text:style-name="P2"><text:span text:style-name="T1"><text:tab/>I have just heard of your sad bereavement and hasten/ to assure you of my sincere condolence. <text:s/>Whilst I presume/ not, to offer words of consolation aware of the vast resources/ of your well known piety and faith so often called upon to/ support others in time of trouble, I can not withhold my/ expressions of sympathy, the only balm friends may offer/ in time of sorrow to a heart like yours full of the tenderest/ love and affection. <text:s/>The many excellent qualities of your/ [Hebrew] were well known even beyond her immedi-/-ate circle of usefulness. <text:s/>She was blessed and commended as/ a dutiful child, a fond wife and a devoted mother in Israel/ [Hebrew]. <text:s/>Mrs Lyons desires me to con/-vey her kind regard and to say how deeply she feels for you in/ your affliction. <text:s/>That the good and merciful God may/ bless you with health and strength to comfort your/ dear children and to guide [crossed-out: their] their thoughts, that they/ may be like their mother in piety and charity, and that her/ soul may receive the reward of the righteous in Heaven is the/ prayer of Yours Sincerely<text:tab/>J J Lyon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4T11:40:09</meta:creation-date>
    <dc:date>2009-05-14T12:10:31</dc:date>
    <dc:language>en-US</dc:language>
    <meta:editing-cycles>2</meta:editing-cycles>
    <meta:editing-duration>PT15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4" meta:word-count="375" meta:character-count="2422"/>
  </office:meta>
</office:document-meta>
</file>